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398in"/>
    </style:style>
    <style:style style:name="co3" style:family="table-column">
      <style:table-column-properties fo:break-before="auto" style:column-width="1.8783in"/>
    </style:style>
    <style:style style:name="co4" style:family="table-column">
      <style:table-column-properties fo:break-before="auto" style:column-width="1.4965in"/>
    </style:style>
    <style:style style:name="co5" style:family="table-column">
      <style:table-column-properties fo:break-before="auto" style:column-width="1.4744in"/>
    </style:style>
    <style:style style:name="co6" style:family="table-column">
      <style:table-column-properties fo:break-before="auto" style:column-width="2.337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6839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08in solid #000000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wrap-option="wrap" fo:border="none"/>
    </style:style>
    <style:style style:name="ce4" style:family="table-cell" style:parent-style-name="Default">
      <style:table-cell-properties fo:border="non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row table:style-name="ro2">
          <table:table-cell office:value-type="string">
            <text:p>Funktionsbereich</text:p>
          </table:table-cell>
          <table:table-cell office:value-type="string">
            <text:p>Anwendungsfall</text:p>
          </table:table-cell>
          <table:table-cell office:value-type="string">
            <text:p>Vorbedingung</text:p>
          </table:table-cell>
          <table:table-cell office:value-type="string">
            <text:p>Anforderung</text:p>
          </table:table-cell>
          <table:table-cell office:value-type="string">
            <text:p>Prüfkriterium</text:p>
          </table:table-cell>
          <table:table-cell office:value-type="string">
            <text:p>Checkbox</text:p>
          </table:table-cell>
        </table:table-row>
        <table:table-row table:style-name="ro3">
          <table:table-cell office:value-type="string">
            <text:p>Datenbankmanagement</text:p>
          </table:table-cell>
          <table:table-cell office:value-type="string">
            <text:p>Objekt in der DB erstellen</text:p>
          </table:table-cell>
          <table:table-cell office:value-type="string">
            <text:p>LOG als Admin</text:p>
          </table:table-cell>
          <table:table-cell office:value-type="string">
            <text:p>Admin soll Objekte in der DB erstellen können</text:p>
          </table:table-cell>
          <table:table-cell office:value-type="string">
            <text:p>Objekt soll erstellt sein</text:p>
          </table:table-cell>
          <table:table-cell/>
        </table:table-row>
        <table:table-row table:style-name="ro4">
          <table:table-cell office:value-type="string">
            <text:p>Datenbankmanagement</text:p>
          </table:table-cell>
          <table:table-cell office:value-type="string">
            <text:p>Objekt in der DB ändern</text:p>
          </table:table-cell>
          <table:table-cell office:value-type="string">
            <text:p>LOG als Admin/Objekt vorhanden</text:p>
          </table:table-cell>
          <table:table-cell office:value-type="string">
            <text:p>Admin soll Objekte in der DB ändern können</text:p>
          </table:table-cell>
          <table:table-cell office:value-type="string">
            <text:p>Objekt soll verändert sein</text:p>
          </table:table-cell>
          <table:table-cell/>
        </table:table-row>
        <table:table-row table:style-name="ro3">
          <table:table-cell office:value-type="string">
            <text:p>Datenbankmanagement</text:p>
          </table:table-cell>
          <table:table-cell office:value-type="string">
            <text:p>Objekt in der DB löschen</text:p>
          </table:table-cell>
          <table:table-cell office:value-type="string">
            <text:p>LOG als Admin/Objekt vorhanden</text:p>
          </table:table-cell>
          <table:table-cell office:value-type="string">
            <text:p>Admin soll Objekte in der DB löschen können</text:p>
          </table:table-cell>
          <table:table-cell office:value-type="string">
            <text:p>Objekt soll gelöscht sein</text:p>
          </table:table-cell>
          <table:table-cell/>
        </table:table-row>
        <table:table-row table:style-name="ro3">
          <table:table-cell office:value-type="string">
            <text:p>Information</text:p>
          </table:table-cell>
          <table:table-cell office:value-type="string">
            <text:p>Impressum lesen</text:p>
          </table:table-cell>
          <table:table-cell/>
          <table:table-cell office:value-type="string">
            <text:p>Benutzer soll Impressum lesen können</text:p>
          </table:table-cell>
          <table:table-cell office:value-type="string">
            <text:p>Impressum soll angezeigt werden</text:p>
          </table:table-cell>
          <table:table-cell/>
        </table:table-row>
        <table:table-row table:style-name="ro4">
          <table:table-cell office:value-type="string">
            <text:p>Support</text:p>
          </table:table-cell>
          <table:table-cell office:value-type="string">
            <text:p>Kontakt anschreiben</text:p>
          </table:table-cell>
          <table:table-cell office:value-type="string">
            <text:p>LOG</text:p>
          </table:table-cell>
          <table:table-cell office:value-type="string">
            <text:p>Benutzer soll Admins kontaktieren können</text:p>
          </table:table-cell>
          <table:table-cell office:value-type="string">
            <text:p>Admins sollen eine Nachricht erhalten haben</text:p>
          </table:table-cell>
          <table:table-cell/>
        </table:table-row>
        <table:table-row table:style-name="ro3">
          <table:table-cell office:value-type="string">
            <text:p>Nutzerliste</text:p>
          </table:table-cell>
          <table:table-cell office:value-type="string">
            <text:p>Nutzerliste erstellen</text:p>
          </table:table-cell>
          <table:table-cell office:value-type="string">
            <text:p>LOG</text:p>
          </table:table-cell>
          <table:table-cell office:value-type="string">
            <text:p>Benutzer soll Nutzerlisten erstellen können</text:p>
          </table:table-cell>
          <table:table-cell office:value-type="string">
            <text:p>Nutzerliste soll erstellt sein</text:p>
          </table:table-cell>
          <table:table-cell/>
        </table:table-row>
        <table:table-row table:style-name="ro5">
          <table:table-cell office:value-type="string">
            <text:p>Nutzerliste</text:p>
          </table:table-cell>
          <table:table-cell office:value-type="string">
            <text:p>Nutzer zur Nutzerliste hinzufügen</text:p>
          </table:table-cell>
          <table:table-cell office:value-type="string">
            <text:p>LOG/Besitzer von Nutzerliste</text:p>
          </table:table-cell>
          <table:table-cell office:value-type="string">
            <text:p>Benutzer der Nutzerliste soll Nutzer zur Nutzerliste hinzufügen können</text:p>
          </table:table-cell>
          <table:table-cell office:value-type="string">
            <text:p>Hinzugefügte Nutzer soll in der Nutzerliste sein</text:p>
          </table:table-cell>
          <table:table-cell/>
        </table:table-row>
        <table:table-row table:style-name="ro5">
          <table:table-cell office:value-type="string">
            <text:p>Nutzerliste</text:p>
          </table:table-cell>
          <table:table-cell office:value-type="string">
            <text:p>Nutzer von Nutzerliste löschen</text:p>
          </table:table-cell>
          <table:table-cell office:value-type="string">
            <text:p>LOG/Besitzer von Nutzerliste</text:p>
          </table:table-cell>
          <table:table-cell office:value-type="string">
            <text:p>Benutzer der Nutzerliste soll Nutzer von der Nutzerliste löschen können</text:p>
          </table:table-cell>
          <table:table-cell office:value-type="string">
            <text:p>Gelöschter Nutzer soll nicht mehr in der Nutzerliste sein</text:p>
          </table:table-cell>
          <table:table-cell/>
        </table:table-row>
        <table:table-row table:style-name="ro3">
          <table:table-cell office:value-type="string">
            <text:p>Nutzerliste</text:p>
          </table:table-cell>
          <table:table-cell office:value-type="string">
            <text:p>Nutzerliste folgen</text:p>
          </table:table-cell>
          <table:table-cell office:value-type="string">
            <text:p>LOG</text:p>
          </table:table-cell>
          <table:table-cell office:value-type="string">
            <text:p>Benutzer soll Nutzerliste folgen können</text:p>
          </table:table-cell>
          <table:table-cell office:value-type="string">
            <text:p>Benutzer hat jetzt alle Nutzer in der Nutzerliste "gefollowed"</text:p>
          </table:table-cell>
          <table:table-cell/>
        </table:table-row>
        <table:table-row table:style-name="ro5">
          <table:table-cell office:value-type="string">
            <text:p>Nutzerliste</text:p>
          </table:table-cell>
          <table:table-cell office:value-type="string">
            <text:p>Nutzerliste löschen</text:p>
          </table:table-cell>
          <table:table-cell office:value-type="string">
            <text:p>LOG/Besitzer von Nutzerliste</text:p>
          </table:table-cell>
          <table:table-cell office:value-type="string">
            <text:p>Benutzer der Nutzerliste soll Nutzerliste löschen können</text:p>
          </table:table-cell>
          <table:table-cell office:value-type="string">
            <text:p>Nutzerliste soll gelöscht se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" office:value-type="string">
            <text:p>Impressum fehlt ein s im Diagramm</text:p>
          </table:table-cell>
          <table:table-cell table:style-name="ce2"/>
          <table:table-cell table:number-columns-repeated="4"/>
        </table:table-row>
        <table:table-row table:style-name="ro6">
          <table:table-cell office:value-type="string">
            <text:p>LOG = Angemeldet sein</text:p>
          </table:table-cell>
          <table:table-cell office:value-type="string">
            <text:p>DB = Datenbank</text:p>
          </table:table-cell>
          <table:table-cell table:number-columns-repeated="4"/>
        </table:table-row>
        <table:table-row table:style-name="ro6" table:number-rows-repeated="4">
          <table:table-cell table:style-name="ce3" table:number-columns-repeated="6"/>
        </table:table-row>
        <table:table-row table:style-name="ro6" table:number-rows-repeated="2">
          <table:table-cell table:style-name="ce4" table:number-columns-repeated="3"/>
          <table:table-cell table:style-name="ce3" table:number-columns-repeated="3"/>
        </table:table-row>
        <table:table-row table:style-name="ro6">
          <table:table-cell table:style-name="ce4" table:number-columns-repeated="2"/>
          <table:table-cell table:style-name="ce3" table:number-columns-repeated="4"/>
        </table:table-row>
        <table:table-row table:style-name="ro6" table:number-rows-repeated="6">
          <table:table-cell table:style-name="ce3" table:number-columns-repeated="6"/>
        </table:table-row>
        <table:table-row table:style-name="ro6">
          <table:table-cell table:style-name="Default" table:number-columns-repeated="2"/>
          <table:table-cell table:style-name="ce3" table:number-columns-repeated="4"/>
        </table:table-row>
        <table:table-row table:style-name="ro6">
          <table:table-cell table:style-name="Default" table:number-columns-repeated="2"/>
          <table:table-cell table:style-name="ce3"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F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6">05/16/2015</text:date>, <text:time>17:2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6M23S</meta:editing-duration>
    <meta:editing-cycles>18</meta:editing-cycles>
    <meta:generator>OpenOffice/4.1.1$Win32 OpenOffice.org_project/411m6$Build-9775</meta:generator>
    <dc:date>2015-05-16T17:20:38.86</dc:date>
    <dc:creator>Duy Bach </dc:creator>
    <meta:document-statistic meta:table-count="3" meta:cell-count="58" meta:object-count="0"/>
    <meta:user-defined meta:name="Info 1"/>
    <meta:user-defined meta:name="Info 2"/>
    <meta:user-defined meta:name="Info 3"/>
    <meta:user-defined meta:name="Info 4"/>
  </office:meta>
</office:document-meta>
</file>